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0000" draw:marker-start-width="0.359cm" draw:marker-end-width="0.359cm" draw:fill="none" draw:textarea-horizontal-align="justify" draw:textarea-vertical-align="middle" draw:auto-grow-height="false" fo:min-height="16.616cm" fo:min-width="32.63cm" fo:padding-top="0.178cm" fo:padding-bottom="0.178cm" fo:padding-left="0.303cm" fo:padding-right="0.303cm" draw:shadow="hidden"/>
    </style:style>
    <style:style style:name="gr2" style:family="graphic" style:parent-style-name="objectwithoutfill">
      <style:graphic-properties draw:stroke="solid"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path draw:style-name="gr1" draw:text-style-name="P1" draw:layer="layout" svg:width="5.999cm" svg:height="3.147cm" svg:x="0.999cm" svg:y="1cm" svg:viewBox="0 0 6000 3148" svg:d="M0 0c2107 0 4176 1086 6000 3148">
          <text:p/>
        </draw:path>
        <draw:path draw:style-name="gr1" draw:text-style-name="P1" draw:layer="layout" svg:width="4.391cm" svg:height="8.601cm" svg:x="7cm" svg:y="4.148cm" svg:viewBox="0 0 4392 8602" svg:d="M0 0c1824 2063 3339 5029 4392 8602">
          <text:p/>
        </draw:path>
        <draw:path draw:style-name="gr1" draw:text-style-name="P1" draw:layer="layout" svg:width="1.607cm" svg:height="12.249cm" svg:x="11.392cm" svg:y="12.75cm" svg:viewBox="0 0 1608 12250" svg:d="M0 0c1054 3573 1608 8125 1608 12250">
          <text:p/>
        </draw:path>
        <draw:line draw:style-name="gr1" draw:text-style-name="P1" draw:layer="layout" svg:x1="8.751cm" svg:y1="44.549cm" svg:x2="8.751cm" svg:y2="44.549cm">
          <text:p/>
        </draw:line>
        <draw:line draw:style-name="gr2" draw:text-style-name="P1" draw:layer="layout" svg:x1="1cm" svg:y1="1cm" svg:x2="1cm" svg:y2="25cm">
          <text:p/>
        </draw:line>
        <draw:line draw:style-name="gr2" draw:text-style-name="P1" draw:layer="layout" svg:x1="13cm" svg:y1="25cm" svg:x2="1cm" svg:y2="2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5T22:02:10.439847888</meta:creation-date>
    <meta:print-date>2021-06-15T22:09:25.657885718</meta:print-date>
    <dc:date>2021-06-15T22:24:06.063365227</dc:date>
    <meta:editing-duration>PT11M45S</meta:editing-duration>
    <meta:editing-cycles>1</meta:editing-cycles>
    <meta:generator>LibreOffice/7.1.4.2$Linux_X86_64 LibreOffice_project/10$Build-2</meta:generator>
    <meta:document-statistic meta:object-count="6"/>
  </office:meta>
</office:document-meta>
</file>